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12.903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outline1">
      <style:graphic-properties fo:min-height="12.18cm"/>
    </style:style>
    <style:style style:name="pr8" style:family="presentation" style:parent-style-name="blue-curve1-title">
      <style:graphic-properties fo:min-height="3.256cm" fo:wrap-option="wrap"/>
    </style:style>
    <style:style style:name="pr9" style:family="presentation" style:parent-style-name="blue-curve1-outline1">
      <style:graphic-properties fo:min-height="18.293cm" fo:wrap-option="wrap"/>
    </style:style>
    <style:style style:name="pr10" style:family="presentation" style:parent-style-name="blue-curv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y Meeting #9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05/12/201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My questions</text:p>
          </draw:text-box>
        </draw:frame>
        <draw:frame presentation:style-name="pr5" draw:text-style-name="P5" draw:layer="layout" svg:width="25.27cm" svg:height="12.903cm" svg:x="1.4cm" svg:y="6.314cm" presentation:class="outline" presentation:user-transformed="true">
          <draw:text-box>
            <text:list text:style-name="L2">
              <text:list-item>
                <text:p>Lexicon at the end?</text:p>
              </text:list-item>
              <text:list-item>
                <text:p>IEEE explore &gt; not able to connect with my account</text:p>
              </text:list-item>
              <text:list-item>
                <text:p>Rythm?</text:p>
              </text:list-item>
              <text:list-item>
                <text:p>Chapter 3 about master thesis : Method since it is a POC</text:p>
              </text:list-item>
              <text:list-item>
                <text:p>IPFS not working even if I create an SSH</text:p>
              </text:list-item>
              <text:list-item>
                <text:p>Is the master thesis structure goo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Tips for my thesis</text:p>
          </draw:text-box>
        </draw:frame>
        <draw:frame presentation:style-name="pr7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Fins suggestions</text:p>
              </text:list-item>
              <text:list-item>
                <text:p>Pros &amp; cons</text:p>
              </text:list-item>
              <text:list-item>
                <text:p>Why do you choose this idea?</text:p>
              </text:list-item>
              <text:list-item>
                <text:p>Project description / solution</text:p>
              </text:list-item>
              <text:list-item>
                <text:p>Describe your<text:span text:style-name="T3"> </text:span><text:span text:style-name="T4">ideas</text:span> and <text:span text:style-name="T4">outlook </text:span></text:p>
              </text:list-item>
              <text:list-item>
                <text:p>My part of the application</text:p>
              </text:list-item>
              <text:list-item>
                <text:p>Refers to Florian’s work (e.g what is a docu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Tips for my thesis</text:p>
          </draw:text-box>
        </draw:frame>
        <draw:frame presentation:style-name="pr7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>Fins suggestions</text:p>
              </text:list-item>
              <text:list-item>
                <text:p>Pros &amp; cons</text:p>
              </text:list-item>
              <text:list-item>
                <text:p>Why do you choose this idea?</text:p>
              </text:list-item>
              <text:list-item>
                <text:p>Project description / solution</text:p>
              </text:list-item>
              <text:list-item>
                <text:p>Describe your<text:span text:style-name="T3"> </text:span><text:span text:style-name="T4">ideas</text:span> and <text:span text:style-name="T4">outlook </text:span></text:p>
              </text:list-item>
              <text:list-item>
                <text:p>My part of the appl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draw:frame presentation:style-name="pr8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9" draw:text-style-name="P7" draw:layer="layout" svg:width="25.199cm" svg:height="18.293cm" svg:x="1.27cm" svg:y="5.837cm" presentation:class="outline" presentation:user-transformed="true">
          <draw:text-box>
            <text:list text:style-name="L2">
              <text:list-item>
                <text:p text:style-name="P1"><text:span text:style-name="T2">Resolve ssh tunnelk problem</text:span></text:p>
              </text:list-item>
              <text:list-item>
                <text:p text:style-name="P1"><text:span text:style-name="T2">Talk to Mrs Imler</text:span></text:p>
              </text:list-item>
              <text:list-item>
                <text:p text:style-name="P1"><text:span text:style-name="T2">Scan th blockchain and build an index</text:span></text:p>
              </text:list-item>
              <text:list-item>
                <text:p text:style-name="P1"><text:span text:style-name="T2">Christmas should be done: list and transactions and store </text:span><text:span text:style-name="T2">document in blokchain</text:span></text:p>
              </text:list-item>
              <text:list-item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5H15M</meta:editing-duration>
    <meta:editing-cycles>44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2-13T11:04:31.682211812</dc:date>
    <meta:document-statistic meta:object-count="55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